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700000027712C79BE9EEF016F.png" manifest:media-type="image/png"/>
  <manifest:file-entry manifest:full-path="Pictures/1000020D0000041400000414121E3850E2799579.svg" manifest:media-type="image/svg+xml"/>
  <manifest:file-entry manifest:full-path="Pictures/100002010000002700000027F0D39628312AE9A2.png" manifest:media-type="image/png"/>
  <manifest:file-entry manifest:full-path="Pictures/100002990000041400000414BE6DB030CAFC2D4E.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Helvetica Neue" svg:font-family="'Helvetica Neue',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Helvetica Neue" fo:font-size="14pt" fo:letter-spacing="normal" fo:font-style="normal" fo:font-weight="normal" loext:padding="0cm" loext:border="none"/>
    </style:style>
    <style:style style:name="P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Helvetica Neue" fo:font-size="12pt" fo:letter-spacing="normal" fo:font-style="normal" fo:font-weight="bold" loext:padding="0cm" loext:border="none"/>
    </style:style>
    <style:style style:name="P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writing-mode="lr-tb"/>
      <style:text-properties fo:font-variant="normal" fo:text-transform="none" style:font-name="Roboto" fo:font-size="12pt" fo:letter-spacing="normal" fo:font-style="normal" fo:font-weight="normal" loext:padding="0cm" loext:border="none"/>
    </style:style>
    <style:style style:name="P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writing-mode="lr-tb"/>
      <style:text-properties fo:font-variant="normal" fo:text-transform="none" style:font-name="Roboto" fo:font-size="12pt" fo:letter-spacing="normal" fo:font-style="normal" fo:font-weight="bold" loext:padding="0cm" loext:border="none"/>
    </style:style>
    <style:style style:name="P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writing-mode="lr-tb"/>
    </style:style>
    <style:style style:name="P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writing-mode="lr-tb"/>
      <style:text-properties fo:font-variant="normal" fo:text-transform="none" style:font-name="Roboto" fo:font-size="12pt" fo:letter-spacing="normal" fo:font-style="normal" fo:font-weight="normal" loext:padding="0cm" loext:border="none"/>
    </style:style>
    <style:style style:name="P10"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loext:padding="0cm" loext:border="none"/>
    </style:style>
    <style:style style:name="P11" style:family="paragraph" style:parent-style-name="Heading_20_1">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 style:family="paragraph" style:parent-style-name="Heading_20_1">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21pt" fo:letter-spacing="normal" fo:font-style="normal" fo:font-weight="normal" loext:padding="0cm" loext:border="none"/>
    </style:style>
    <style:style style:name="P13"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14" style:family="paragraph" style:parent-style-name="Text_20_body">
      <style:paragraph-properties fo:margin-top="0cm" fo:margin-bottom="0cm" loext:contextual-spacing="false" style:line-height-at-least="0.503cm"/>
    </style:style>
    <style:style style:name="P15" style:family="paragraph" style:parent-style-name="Text_20_body">
      <style:paragraph-properties fo:margin-top="0cm" fo:margin-bottom="0cm" loext:contextual-spacing="false" style:line-height-at-least="0.503cm" fo:text-align="justify" style:justify-single-word="false" fo:orphans="2" fo:widows="2"/>
    </style:style>
    <style:style style:name="P16"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7" style:family="paragraph" style:parent-style-name="Heading_20_1">
      <style:paragraph-properties fo:margin-top="0cm" fo:margin-bottom="0cm" loext:contextual-spacing="false" style:line-height-at-least="0.503cm"/>
      <style:text-properties fo:font-variant="normal" fo:text-transform="none" fo:color="#404040" style:font-name="Roboto" fo:font-size="12pt" fo:letter-spacing="normal" fo:font-style="normal" fo:font-weight="bold" loext:padding="0cm" loext:border="none"/>
    </style:style>
    <style:style style:name="P18" style:family="paragraph" style:parent-style-name="Heading_20_1">
      <style:text-properties fo:font-size="21pt" fo:font-weight="normal"/>
    </style:style>
    <style:style style:name="P19"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2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 fo:font-size="11.25pt" fo:letter-spacing="normal" fo:font-style="normal" fo:font-weight="normal" loext:padding="0cm" loext:border="none"/>
    </style:style>
    <style:style style:name="P21"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22" style:family="paragraph" style:parent-style-name="Preformatted_20_Text" style:list-style-name="L14">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3" style:family="paragraph" style:parent-style-name="Text_20_body" style:list-style-name="L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4"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 style:family="paragraph" style:parent-style-name="Text_20_body" style:list-style-name="L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6"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7" style:family="paragraph" style:parent-style-name="Text_20_body" style:list-style-name="L9">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8"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9"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0" style:family="paragraph" style:parent-style-name="Text_20_body" style:list-style-name="L1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list-style-name="L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32" style:family="paragraph" style:parent-style-name="Text_20_body" style:list-style-name="L3">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33" style:family="paragraph" style:parent-style-name="Text_20_body" style:list-style-name="L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34"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35" style:family="paragraph" style:parent-style-name="Text_20_body" style:list-style-name="L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36" style:family="paragraph" style:parent-style-name="Text_20_body" style:list-style-name="L7">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37" style:family="paragraph" style:parent-style-name="Text_20_body" style:list-style-name="L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38"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39"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40" style:family="paragraph" style:parent-style-name="Text_20_body" style:list-style-name="L1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41" style:family="paragraph" style:parent-style-name="Text_20_body" style:list-style-name="L13">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42" style:family="paragraph" style:parent-style-name="Text_20_body" style:list-style-name="L1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43" style:family="paragraph" style:parent-style-name="Text_20_body" style:list-style-name="L1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Text_20_body" style:list-style-name="L9">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T1" style:family="text">
      <style:text-properties fo:font-variant="normal" fo:text-transform="none" style:font-name="Roboto" fo:font-size="12pt" fo:letter-spacing="normal" fo:font-style="normal" fo:font-weight="normal" loext:padding="0cm" loext:border="none"/>
    </style:style>
    <style:style style:name="T2" style:family="text">
      <style:text-properties fo:font-variant="normal" fo:text-transform="none" style:font-name="Roboto" fo:font-size="12pt" fo:letter-spacing="normal" fo:font-style="normal" fo:font-weight="bold" loext:padding="0cm" loext:border="none"/>
    </style:style>
    <style:style style:name="T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4" style:family="text">
      <style:text-properties fo:font-variant="normal" fo:text-transform="none" fo:color="#ec4e20" style:text-line-through-style="none" style:text-line-through-type="none" style:font-name="Helvetica Neue" fo:font-size="12pt" fo:letter-spacing="normal" fo:font-style="normal" style:text-underline-style="none" fo:font-weight="normal" style:text-blinking="false" loext:padding="0cm" loext:border="none"/>
    </style:style>
    <style:style style:name="T5" style:family="text">
      <style:text-properties fo:font-variant="normal" fo:text-transform="none" style:font-name="Helvetica Neue" fo:font-size="14pt" fo:letter-spacing="normal" fo:font-style="normal" fo:font-weight="normal" loext:padding="0cm" loext:border="none"/>
    </style:style>
    <style:style style:name="T6" style:family="text">
      <style:text-properties fo:font-variant="normal" fo:text-transform="none" style:font-name="Helvetica Neue" fo:font-size="12pt" fo:letter-spacing="normal" fo:font-style="normal" fo:font-weight="bold" loext:padding="0cm" loext:border="none"/>
    </style:style>
    <style:style style:name="T7" style:family="text">
      <style:text-properties fo:font-variant="normal" fo:text-transform="none" fo:color="#0000e9" style:font-name="Helvetica Neue" fo:font-size="12pt" fo:letter-spacing="normal" fo:font-style="normal" style:text-underline-style="solid" style:text-underline-width="auto" style:text-underline-color="font-color" fo:font-weight="normal" loext:padding="0cm" loext:border="none"/>
    </style:style>
    <style:style style:name="T8" style:family="text">
      <style:text-properties style:font-name="Consolas" fo:font-size="11.25pt" fo:font-style="normal" fo:font-weight="normal"/>
    </style:style>
    <style:style style:name="T9" style:family="text">
      <style:text-properties fo:font-weight="bold"/>
    </style:style>
    <style:style style:name="T10" style:family="text">
      <style:text-properties fo:font-size="12pt" fo:font-weight="bold"/>
    </style:style>
    <style:style style:name="T11" style:family="text">
      <style:text-properties style:font-name="Helvetica Neue" fo:font-weight="bold"/>
    </style:style>
    <style:style style:name="T12" style:family="text">
      <style:text-properties style:font-name="Helvetica Neue" fo:font-size="14pt"/>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mazon Interview Experience | Set 232 (SDE-1 for 1 Year Experienced)</text:h>
      <text:p text:style-name="P1"><text:span text:style-name="Strong_20_Emphasis"><text:span text:style-name="T1">Interview 1: </text:span></text:span><text:span text:style-name="T1"><text:line-break/>Before the interview began we were asked to solve 6 questions</text:span></text:p>
      <text:list xml:id="list5133784841578535583" text:style-name="L1">
        <text:list-item>
          <text:p text:style-name="P23">Write a function to swap a number in place without temporary variables.</text:p>
        </text:list-item>
        <text:list-item>
          <text:p text:style-name="P23">Find out if number is power of 2.</text:p>
        </text:list-item>
        <text:list-item>
          <text:p text:style-name="P23">Find the least common ancestor of 2 nodes in a BST.</text:p>
        </text:list-item>
        <text:list-item>
          <text:p text:style-name="P23">Write a method to replace all spaces in a string with ‘%20’.</text:p>
        </text:list-item>
        <text:list-item>
          <text:p text:style-name="P23">Check if binary tree is balanced.</text:p>
        </text:list-item>
        <text:list-item>
          <text:p text:style-name="P23">Implement an algorithm to find the nth to last element of a singly linked list.</text:p>
        </text:list-item>
        <text:list-item>
          <text:p text:style-name="P23">Assume you have a method isSubstring which checks if one word is a substring of another. Given two string write code to check is s2 is a rotation of s1 using only one call to isSubstring (i.e. “waterbottle” is a rotation of “erbottlewat”)</text:p>
        </text:list-item>
      </text:list>
      <text:p text:style-name="P8">In the first interview i was asked how i solved Q4) replace all spaces with ‘%20’ and Q6) nth node from the end of a linked list.<text:line-break/>and then we discussed in details about a project I did with my previous employer.</text:p>
      <text:p text:style-name="P1"><text:span text:style-name="T1">and then He asked a few questions -&gt;<text:line-break/>Q1) </text:span><text:a xlink:type="simple" xlink:href="https://www.geeksforgeeks.org/dynamic-programming-set-14-variations-of-lis/" text:style-name="Internet_20_link" text:visited-style-name="Visited_20_Internet_20_Link"><text:span text:style-name="T3">Dynamic Programming | Set 21 (Variations of LIS) – GeeksforGeeks</text:span></text:a><text:span text:style-name="T1"> -&gt; 1. Building Bridges: Consider a 2-D map with a horizontal river passing through its center. There are n cities on the southern bank with x-coordinates a(1) … a(n) and n cities on the northern bank with x-coordinates b(1) … b(n). You want to connect as many north-south pairs of cities as possible with bridges such that no two bridges cross. When connecting cities, you can only connect city i on the northern bank to city i on the southern bank.</text:span></text:p>
      <text:p text:style-name="P1"><text:span text:style-name="T1">Q2) </text:span><text:a xlink:type="simple" xlink:href="https://www.geeksforgeeks.org/write-a-c-program-to-print-all-permutations-of-a-given-string/" text:style-name="Internet_20_link" text:visited-style-name="Visited_20_Internet_20_Link"><text:span text:style-name="T3">Write a C program to print all permutations of a given string – GeeksforGeeks</text:span></text:a><text:span text:style-name="T1"> -&gt; Print all permutations of a string</text:span></text:p>
      <text:p text:style-name="P1"><text:soft-page-break/><text:span text:style-name="T1">Q3) Given the arrival and departure time of various trains in a station. Calculate the minimum number of platforms required such that no train has to wait for another train to vacate the platform.<text:line-break/>The question basically means calculate the maximum number of trains that would be present in the platform at any given time.<text:line-break/></text:span><text:span text:style-name="Strong_20_Emphasis"><text:span text:style-name="T1">Answer</text:span></text:span><text:span text:style-name="T1"><text:line-break/>sort the arrival time and sort the departure time, keep a count initialized to 0. compare the first element of the arrival time with the first of departure, increase the value of count if the value at current Index at arrival is less than the value index at departure and increment the arrival index, and vice versa. Keep the maximum count that you see.</text:span></text:p>
      <text:p text:style-name="P15"/>
      <text:p text:style-name="P1"><text:span text:style-name="Strong_20_Emphasis"><text:span text:style-name="T1"><text:line-break/>Round 2</text:span></text:span><text:span text:style-name="T1"><text:line-break/>Q1) given the x,y,z coordinates of a billion stars (basically the entire array can’t fit in the RAM) calculate the k closest.<text:line-break/>Answer -&gt; use a max heap that contains the k minimum distances.<text:line-break/>Time-&gt; n(log k)<text:line-break/>then the question was changed to -&gt; now that we have several computers which can combine to fit the entire set of stars, how will you then solve it?</text:span></text:p>
      <text:p text:style-name="P8">Answer-&gt; use selection algo (similar to step 1 of quick sort) to find the k closest stars in each of the computers. Time -&gt; O(n) and then use the k in the those m computers to find the minimum k. One way is to sort all them individually. and then create a min heap to calculate k minimum.<text:line-break/>O(k^2 log k)</text:p>
      <text:p text:style-name="P1"><text:span text:style-name="T1">Q2) </text:span><text:a xlink:type="simple" xlink:href="https://www.geeksforgeeks.org/symmetric-tree-tree-which-is-mirror-image-of-itself/" text:style-name="Internet_20_link" text:visited-style-name="Visited_20_Internet_20_Link"><text:span text:style-name="T3">Symmetric Tree (Mirror Image of itself) – GeeksforGeeks</text:span></text:a><text:span text:style-name="T1"> -&gt; How to check if the tree is the mirror of itself<text:line-break/>Then the question was extended to a n-ary tree.<text:line-break/>Answer -&gt; Please read the above link before reading this answer– We create a the n ary tree like this-&gt;</text:span></text:p>
      <text:p text:style-name="P10">struct node{</text:p>
      <text:p text:style-name="P19"><text:soft-page-break/><text:s text:c="4"/><text:span text:style-name="T8">int data;</text:span></text:p>
      <text:p text:style-name="P19"><text:s text:c="4"/><text:span text:style-name="T8">vector &lt; struct node* &gt; child;</text:span></text:p>
      <text:p text:style-name="P20">}</text:p>
      <text:p text:style-name="P1"><text:span text:style-name="T1">then we have the number of children of each node as nodeName-&gt;child.size();<text:line-break/>we use it to compare the first child of the node with the last child, 2nd with 2nd last and so on and follow the steps which were written in </text:span><text:a xlink:type="simple" xlink:href="https://www.geeksforgeeks.org/symmetric-tree-tree-which-is-mirror-image-of-itself/" text:style-name="Internet_20_link" text:visited-style-name="Visited_20_Internet_20_Link"><text:span text:style-name="T3">https://www.geeksforgeeks.org/symmetric-tree-tree-which-is-mirror-image-of-itself/</text:span></text:a></text:p>
      <text:p text:style-name="P1"><text:span text:style-name="Strong_20_Emphasis"><text:span text:style-name="T1"><text:line-break/>Round 3</text:span></text:span><text:span text:style-name="T1"><text:line-break/>Q1) Write a C code to evaluate an expression tree.<text:line-break/>Answer-&gt; It has to be done in a post order traversal method, since the value of the left subtree is independent of the right subtree.</text:span></text:p>
      <text:p text:style-name="P1"><text:span text:style-name="T1">Q2) </text:span><text:a xlink:type="simple" xlink:href="https://www.geeksforgeeks.org/articulation-points-or-cut-vertices-in-a-graph/" text:style-name="Internet_20_link" text:visited-style-name="Visited_20_Internet_20_Link"><text:span text:style-name="T3">Articulation Points (or Cut Vertices) in a Graph – GeeksforGeeks </text:span></text:a><text:span text:style-name="T1">-&gt; Check for Articulation points</text:span></text:p>
      <text:p text:style-name="P8">Q3) Given a stream of number, like 1,3,5,4,6,9 print 1,3-6,9<text:line-break/>Answer-&gt; create a hash map that contains the value of the ending index of the previous sequence.</text:p>
      <text:p text:style-name="P10">For example</text:p>
      <text:p text:style-name="P20">when we get 1,3,5 the hash map is</text:p>
      <text:p text:style-name="P20">1 0</text:p>
      <text:p text:style-name="P20">3 1</text:p>
      <text:p text:style-name="P20">5 2</text:p>
      <text:p text:style-name="P8">key is the number and the value is the index where it occurs.<text:line-break/>when we get 4, we have to check for the index of 3 and 5. (One above and one below)<text:line-break/>the value at 3 is 1 and 4’s index is 3, so they can’t be paired.<text:line-break/>We then check for 5. 5’s index is 2 and 4’s is 3, since they are together, they can be paired.</text:p>
      <text:p text:style-name="P10"><text:soft-page-break/>1 0</text:p>
      <text:p text:style-name="P20">3 1</text:p>
      <text:p text:style-name="P20">5 2-3</text:p>
      <text:p text:style-name="P20">4 2-3</text:p>
      <text:p text:style-name="P8">and then we check for 3 again, 3’s index is 1 and 4’s index is 2-3, so they can match</text:p>
      <text:p text:style-name="P10">1 0</text:p>
      <text:p text:style-name="P20">3 1-3</text:p>
      <text:p text:style-name="P20">5 1-3</text:p>
      <text:p text:style-name="P20">4 1-3</text:p>
      <text:p text:style-name="P8">We go on. I don’t think I answered the questions the way it was asked, but he seemed ok with the answer I gave.</text:p>
      <text:p text:style-name="P15"/>
      <text:p text:style-name="P8">Next he modified more to include distributed systems in it. And asked me if there were several systems which received the input in round robin manner, how would I implement the above algorithms. I had no idea about this.</text:p>
      <text:p text:style-name="P1"><text:span text:style-name="T1">After round 3, I was called by Amazon and told that my first two rounds were positive but round 3 wasn’t. Round 3 was the hiring manager round, and he wasn’t happy that I had little idea about </text:span><text:a xlink:type="simple" xlink:href="https://en.wikipedia.org/wiki/Standard_RAID_levels" text:style-name="Internet_20_link" text:visited-style-name="Visited_20_Internet_20_Link"><text:span text:style-name="T3">RAID ( Standard RAID levels – Wikipedia, the free encyclopedia )</text:span></text:a></text:p>
      <text:p text:style-name="P8">So I had another hiring manager round.</text:p>
      <text:p text:style-name="P1"><text:span text:style-name="Strong_20_Emphasis"><text:span text:style-name="T1">Round 4</text:span></text:span><text:span text:style-name="T1"><text:line-break/></text:span><text:a xlink:type="simple" xlink:href="https://www.geeksforgeeks.org/find-a-pair-with-given-sum-in-bst/" text:style-name="Internet_20_link" text:visited-style-name="Visited_20_Internet_20_Link"><text:span text:style-name="T3">https://www.geeksforgeeks.org/find-a-pair-with-given-sum-in-bst/</text:span></text:a><text:span text:style-name="T1"><text:line-break/>Find a pair with a given sum in a bst</text:span></text:p>
      <text:p text:style-name="P8">more questions on what happened in Round 3 and why I want to leave my current firm.</text:p>
      <text:p text:style-name="P1"><text:span text:style-name="Strong_20_Emphasis"><text:span text:style-name="T1">Round 5 (Bar Raiser)</text:span></text:span><text:span text:style-name="T1"><text:line-break/>Questions like<text:line-break/></text:span><text:soft-page-break/><text:span text:style-name="T1">1) tell me a time when you had a different opinion than the rest of the team.<text:line-break/>2) tell me a time when you were thinking that the problem is something else, but it turned out to be something else<text:line-break/>3) tell me a time when your opinion were discarded.<text:line-break/>4) tell me a time when you had to work on a very short notice.</text:span></text:p>
      <text:p text:style-name="P8">Coding questions-<text:line-break/>1) given that we can form packs of 6,9 and 20 pens. Given a number x, calculate if we can form combinations of packs to form those many pens. Eg 24 pens can be formed by having 2 packs of 9 pens and 1 of 6 and 23 pens can’t be formed.<text:line-break/>Answer<text:line-break/>Dynamic Programming with the recursive function<text:line-break/>DP[i]=DP[i-6]||DP[i-9]||DP[i-20];</text:p>
      <text:p text:style-name="P8">2) Design an escalator system. Which classes would you make, etc.</text:p>
      <text:p text:style-name="P1"><text:span text:style-name="T1">After Round 5, they didn’t find me a cultural fit so they conducted a Round 6.<text:line-break/></text:span><text:span text:style-name="Strong_20_Emphasis"><text:span text:style-name="T1">Round 6</text:span></text:span><text:span text:style-name="T1"><text:line-break/>Questions like- tell me something about yourself,<text:line-break/>a time when you helped someone<text:line-break/>A time when you shared a different opinion from your manager.</text:span></text:p>
      <text:p text:style-name="P8">If you like GeeksforGeeks and would like to contribute, you can also write an article and mail your article to contribute@geeksforgeeks.org. See your article appearing on the GeeksforGeeks main page and help other Geek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 text:outline-level="1"><text:soft-page-break/>Amazon Interview Experience | Set 244 (For SDE-1)</text:h>
      <text:p text:style-name="P5"><text:span text:style-name="T9">ROUND 1 (Telephonic, 70 mins):</text:span><text:line-break/>1. Given an array, print the greatest element on right side, for elements having no greater element print “-1”..</text:p>
      <text:p text:style-name="P9">2. Given a binary tree, print its boundary traversal..</text:p>
      <text:p text:style-name="P9">3. Given a m*n matrix, find the number of paths to reach m*n from 1*1..</text:p>
      <text:p text:style-name="P9">After Round 1, I was asked for In House Interview SDC Hyderabad.</text:p>
      <text:p text:style-name="P5"><text:span text:style-name="T9">ROUND 2 F2F (60 mins):</text:span><text:line-break/>1. Given a mountain array and some obstacles in array, check if there is a way to reach the end cell from beginning cell..</text:p>
      <text:p text:style-name="P14"/>
      <text:p text:style-name="P9">2. Design a phone book, make search as efficient as possible.. Only approach was required on how will we store multiple numbers, multiple websites, multiple email ids etc and how will we search efficiently.. Many approaches were discussed: Linear Search, Binary Search then TRIE.</text:p>
      <text:p text:style-name="P6">ROUND 3 F2F(60 mins):</text:p>
      <text:p text:style-name="P9">This round was easy, i think just to check my coding skills.<text:line-break/>1. Given an array, find one pythagoras triplet..</text:p>
      <text:p text:style-name="P9">2. Given a binary tree convert it to its mirror tree..</text:p>
      <text:p text:style-name="P9">3. Given an n-ary tree convert it to its mirror image.</text:p>
      <text:p text:style-name="P9">4. A 1-D puzzle. I could not answer it as only 7-8 mins were given to me, but at last Interviewer asked my approach before leaving, she said yes I am on the right track but left as Interview time was over.</text:p>
      <text:p text:style-name="P6">ROUND 4 F2F (Hiring Manager, 60 mins) :</text:p>
      <text:p text:style-name="P9">1. Asked full explanation what i am currently doing in my company.. Asked me to explain on the whiteboard..</text:p>
      <text:p text:style-name="P9">2. Given a large file, that cannot be loaded into the memory, with 2 fields, ItemId and its description. Entry contains the list of all items sold on amazon.in. <text:soft-page-break/>Track the most sold item item at any instant.<text:line-break/>I could not answer this question efficiently, I tried to explain him with MinHeap, he then said to go ahead and code. I did, but there were some flaws. But he was satisfied with the approach i took to solve the problem.</text:p>
      <text:p text:style-name="P8">3. Design a network packet class.. Class designing for Request, Response and Timeout Packets..</text:p>
      <text:p text:style-name="P14"/>
      <text:p text:style-name="P9">4. Some behavioral questions, like tell me a time when you helped a collegue, a time when you were helped, what should you improve in yourself etc..</text:p>
      <text:p text:style-name="P5"><text:span text:style-name="T9">ROUND 5 F2F (Sr. Manager, 75 mins):<text:line-break/></text:span>1. Asked about my current project in full detail, many questions why do we make this product, whats the use, who uses it, for what etc..</text:p>
      <text:p text:style-name="P9">2. Design a contact list, full production level working code was required for all methods. How will we store the contacts, what classes will we use, how will we search.</text:p>
      <text:p text:style-name="P9">So we should display all the matched contacts whenever we press some characters..</text:p>
      <text:p text:style-name="P9">Suppose when we open contact list and it have many contacts like (….Saransh Santa Sarcastic Secular Sharma Start …… )</text:p>
      <text:p text:style-name="P9">So if we type S , the screen displays all contacts with “S” then when we type “Sa”, screen must display Saransh Santa Sarcastic.</text:p>
      <text:p text:style-name="P7"><text:span text:style-name="Strong_20_Emphasis"><text:span text:style-name="T1">Suggestions:</text:span></text:span><text:span text:style-name="T1"><text:line-break/>1. </text:span><text:span text:style-name="T2">DO NOT</text:span><text:span text:style-name="T1"> mug up the code. Understand it.</text:span></text:p>
      <text:p text:style-name="P9">2. If stuck, ask interviewer for hints, they are very co-operative.</text:p>
      <text:p text:style-name="P9">3. Prepare Data Structures(especially Arrays, Trees, DP, Linked List, Stack, Queues, Strings, Heaps, Hashing for Amazon).</text:p>
      <text:p text:style-name="P9">4. You should be flawless at explaining what you are currently doing and your past projects, future is a reflection of past.</text:p>
      <text:h text:style-name="P17" text:outline-level="1"><text:soft-page-break/>Amazon Interview Experience | Set 387 (On -Campus for Full Time)</text:h>
      <text:p text:style-name="P1"><text:span text:style-name="Strong_20_Emphasis"><text:span text:style-name="T1">Round – 1:</text:span></text:span><text:span text:style-name="T1"><text:line-break/>The first round had 20 Aptitude MCQs (20 min) and 15 Technical MCQs (15 min) with +1 and -0.25 marking schemes. The MCQs covered topics the included – DSA, Operating Systems, C, C++, Java basics. After this, there were 2 coding questions (45 min). Minimum cut off was set for each section. One question was of the Game Theory and other was of Dynamic Programming.</text:span></text:p>
      <text:p text:style-name="P8">Questions in The Coding Round: –</text:p>
      <text:p text:style-name="P8">Q1) Given two players A and B and some positive numbers in an array, each player will play game by choosing a positive difference of two numbers such that the number don’t exist in the array and place that number in the array. If he is unable to find such difference then he looses. Each player will play optimally so as the other player is not able to find two numbers such that there difference doesn’t exist in the array.</text:p>
      <text:p text:style-name="P8">Q2) Given a string containing only lowercase alphabets, you have to convert it into a string such that it contains all vowels by doing minimum number of operations. In one operation, you could select a substring always starting from index 0, and move that substring up or down (any number of times). Following examples are treated as 1 operation.<text:line-break/>For Ex:- input-axzf<text:line-break/>Let index chosen be 0 to 3and move it up by 2<text:line-break/>Output-czbh</text:p>
      <text:p text:style-name="P8">For Ex:- input-axze<text:line-break/>Let index chosen be 0 to 2 and move it down by 2<text:line-break/>Output-yvxe</text:p>
      <text:p text:style-name="P15"/>
      <text:p text:style-name="P1"><text:span text:style-name="T1">12 students were selected from this round out of about 125.<text:line-break/></text:span><text:span text:style-name="Strong_20_Emphasis"><text:span text:style-name="T1"><text:line-break/>Round – 2:</text:span></text:span></text:p>
      <text:p text:style-name="P8"><text:soft-page-break/>My interview lasted for about 20 minutes. I was tested on basic concepts of DSA and OS in this round. My interviewer was very good, he made me feel very comfortable before we got to the actual process of the interview. Firstly, he asked for my introduction and then asked me to write a basic C program on a given series pattern (very easy) followed by questions on Paging, Page Faults and Stacks.</text:p>
      <text:p text:style-name="P8">Q1) Write a code to print the nth element of the given series<text:line-break/>1 1 2 4 8 16 32</text:p>
      <text:p text:style-name="P8">Q2) What is paging? Why is it done? What are page faults? What are the techniques to resolve page faults?</text:p>
      <text:p text:style-name="P8">Q3) Implementation of stacks using arrays.</text:p>
      <text:p text:style-name="P8">7 students were selected from this round out.</text:p>
      <text:p text:style-name="P1"><text:span text:style-name="Strong_20_Emphasis"><text:span text:style-name="T1">Round – 3:</text:span></text:span><text:span text:style-name="T1"><text:line-break/>This interview lasted for about half an hour. Interviewer asked me to get comfortable. He asked me about the languages I was comfortable with and then, he asked me questions on bitwise operator and then asked some puzzles (these were really very tricky). Then he had asked me questions on linked list and asked me to make my solution more and more efficient (reducing complexity) followed by questions use of maps (STL in C++). Then he asked my how a different site gets loaded into my web browser whenever I search for any of these sites.</text:span></text:p>
      <text:p text:style-name="P8">Q1) Given a number you have to make it last 4 bits 0 in just a single line code.</text:p>
      <text:p text:style-name="P8">Q2) Given array of integers you have to find 3 no’s such that sum of two makes the other in minimum time complexity.</text:p>
      <text:p text:style-name="P8">Q3) What is the difference between JAVA and C++?</text:p>
      <text:p text:style-name="P15"/>
      <text:p text:style-name="P8">Q4) What is PASS BY VALUE and PASS BY REFERENCE in JAVA and code for the same on the paper.</text:p>
      <text:p text:style-name="P1"><text:soft-page-break/><text:span text:style-name="T1">You can practice some important questions on bitwise operators on </text:span><text:a xlink:type="simple" xlink:href="https://www.geeksforgeeks.org/bitwise-algorithms/" text:style-name="Internet_20_link" text:visited-style-name="Visited_20_Internet_20_Link"><text:span text:style-name="T3">https://www.geeksforgeeks.org/bitwise-algorithms/</text:span></text:a><text:span text:style-name="T1"><text:line-break/>Also, while preparing for interviews you must also practice some puzzles on </text:span><text:a xlink:type="simple" xlink:href="https://www.geeksforgeeks.org/puzzles/" text:style-name="Internet_20_link" text:visited-style-name="Visited_20_Internet_20_Link"><text:span text:style-name="T3">https://www.geeksforgeeks.org/puzzles/</text:span></text:a></text:p>
      <text:p text:style-name="P8">3 students were selected from this round out.</text:p>
      <text:p text:style-name="P1"><text:span text:style-name="Strong_20_Emphasis"><text:span text:style-name="T1">Round – 4:</text:span></text:span><text:span text:style-name="T1"><text:line-break/>This interview lasted for about half an hour. As I had mentioned Java in one of my strong subjects so he started form the basics of JAVA like what was the purpose and need for inventing this language. Then he asked me to write a simple program just checking my practice on implementing JAVA and some question of C too. Then he gave me some interesting puzzles like </text:span><text:a xlink:type="simple" xlink:href="https://sbjoshi.wordpress.com/2008/06/04/puzzle-burning-ropes/" text:style-name="Internet_20_link" text:visited-style-name="Visited_20_Internet_20_Link"><text:span text:style-name="T3">https://sbjoshi.wordpress.com/2008/06/04/puzzle-burning-ropes/ </text:span></text:a><text:span text:style-name="T1">was one of them.</text:span></text:p>
      <text:p text:style-name="P8">Q1) What is the difference between malloc and calloc function in C?</text:p>
      <text:p text:style-name="P8">Q2) What are static blocks in java?</text:p>
      <text:p text:style-name="P8">Q3) Can main method be overloaded in JAVA? Why or Why Not?</text:p>
      <text:p text:style-name="P8">Q4) How Is JAVA platform independent?</text:p>
      <text:p text:style-name="P8">Q5) Is JVM platform dependent or independent? Why or Why Not?</text:p>
      <text:p text:style-name="P8">Only 1 student was selected from this round for internship at the Hyderabad Office.</text:p>
      <text:p text:style-name="Text_20_body"><text:line-break/></text:p>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soft-page-break/>Amazon Interview Experience | Set 389 (On -Campus for Full Time)</text:h>
      <text:p text:style-name="P1"><text:span text:style-name="T1">Online Coding Round:<text:line-break/>Time: 1.5 hr<text:line-break/>Questions Format: 20 MCQs + 2 Coding Questions<text:line-break/>MCQs were based on Data Structures, Operating systems etc.<text:line-break/></text:span><text:span text:style-name="Strong_20_Emphasis"><text:span text:style-name="T1"><text:line-break/>Coding Questions:</text:span></text:span></text:p>
      <text:list xml:id="list2915180915225244525" text:style-name="L2">
        <text:list-item>
          <text:p text:style-name="P31"><text:a xlink:type="simple" xlink:href="https://www.geeksforgeeks.org/minimum-time-required-so-that-all-oranges-become-rotten/" office:target-frame-name="_blank" xlink:show="new" text:style-name="Internet_20_link" text:visited-style-name="Visited_20_Internet_20_Link"><text:span text:style-name="T3">Minimum time required to rot all oranges</text:span></text:a></text:p>
        </text:list-item>
        <text:list-item>
          <text:p text:style-name="P31"><text:a xlink:type="simple" xlink:href="https://www.geeksforgeeks.org/unbounded-knapsack-repetition-items-allowed/" office:target-frame-name="_blank" xlink:show="new" text:style-name="Internet_20_link" text:visited-style-name="Visited_20_Internet_20_Link"><text:span text:style-name="T3">Unbounded Knapsack (Repetition of items allowed)</text:span></text:a></text:p>
        </text:list-item>
      </text:list>
      <text:p text:style-name="P8">Around 25 students were selected from the coding round and were called for further interview rounds.</text:p>
      <text:p text:style-name="P1"><text:span text:style-name="Strong_20_Emphasis"><text:span text:style-name="T1"><text:line-break/>Round 1(Face-to-face):</text:span></text:span><text:span text:style-name="T1"><text:line-break/>Time: 45 minutes<text:line-break/>The interviewer was very cool.He asked me to introduce myself and a brief introduction of the projects that I have done.Then she moved on to the data structures part.</text:span></text:p>
      <text:list xml:id="list1846548632681496845" text:style-name="L3">
        <text:list-item>
          <text:p text:style-name="P32"><text:a xlink:type="simple" xlink:href="https://www.geeksforgeeks.org/find-height-of-a-special-binary-tree-whose-leaf-nodes-are-connected/" office:target-frame-name="_blank" xlink:show="new" text:style-name="Internet_20_link" text:visited-style-name="Visited_20_Internet_20_Link"><text:span text:style-name="T3">Find height of a special binary tree whose leaf nodes are connected</text:span></text:a></text:p>
        </text:list-item>
        <text:list-item>
          <text:p text:style-name="P32"><text:a xlink:type="simple" xlink:href="https://www.geeksforgeeks.org/maximum-sum-such-that-no-two-elements-are-adjacent/" office:target-frame-name="_blank" xlink:show="new" text:style-name="Internet_20_link" text:visited-style-name="Visited_20_Internet_20_Link"><text:span text:style-name="T3">Maximum sum such that no two elements are adjacent</text:span></text:a></text:p>
        </text:list-item>
      </text:list>
      <text:p text:style-name="P8">I was supposed to write the functions in the language of my choosing which take all the input as parameters and return the answer. After the round was done, he insisted on me taking a cookie <draw:frame draw:style-name="fr1" draw:name="Image1" text:anchor-type="as-char" svg:width="1.032cm" svg:height="1.032cm" draw:z-index="0"><draw:image xlink:href="Pictures/100002990000041400000414BE6DB030CAFC2D4E.svg" xlink:type="simple" xlink:show="embed" xlink:actuate="onLoad"/><draw:image xlink:href="Pictures/100002010000002700000027F0D39628312AE9A2.png" xlink:type="simple" xlink:show="embed" xlink:actuate="onLoad"/><svg:title>?</svg:title></draw:frame></text:p>
      <text:p text:style-name="P1"><text:span text:style-name="Strong_20_Emphasis"><text:span text:style-name="T1"><text:line-break/>Round 2(Face-to-face):</text:span></text:span><text:span text:style-name="T1"><text:line-break/>Time: 1.5 hours<text:line-break/></text:span><text:soft-page-break/><text:span text:style-name="T1">The interviewer was very cool and asked me about how my previous round went.After that, we immediately moved onto data structures part.</text:span></text:p>
      <text:p text:style-name="P15"/>
      <text:list xml:id="list7968951304825037895" text:style-name="L4">
        <text:list-item>
          <text:p text:style-name="P33"><text:a xlink:type="simple" xlink:href="https://www.geeksforgeeks.org/minimum-number-of-bracket-reversals-needed-to-make-an-expression-balanced/" office:target-frame-name="_blank" xlink:show="new" text:style-name="Internet_20_link" text:visited-style-name="Visited_20_Internet_20_Link"><text:span text:style-name="T3">Minimum number of bracket reversals needed to make an expression balanced</text:span></text:a></text:p>
        </text:list-item>
        <text:list-item>
          <text:p text:style-name="P33"><text:span text:style-name="T1">He asked me a question in which I have a 2D array and at every index, either there is a soldier or a mine, I was supposed to find the minimum distance of every soldier from any of the mines, I told him that this type of qs was already asked in the online round, after that he asked me another qs, it was – </text:span><text:a xlink:type="simple" xlink:href="https://www.geeksforgeeks.org/dynamic-programming-set-8-matrix-chain-multiplication/" office:target-frame-name="_blank" xlink:show="new" text:style-name="Internet_20_link" text:visited-style-name="Visited_20_Internet_20_Link"><text:span text:style-name="T3">Dynamic Programming | (Matrix Chain Multiplication)</text:span></text:a></text:p>
        </text:list-item>
        <text:list-item>
          <text:p text:style-name="P33"><text:a xlink:type="simple" xlink:href="https://www.geeksforgeeks.org/given-a-binary-tree-how-do-you-remove-all-the-half-nodes/" office:target-frame-name="_blank" xlink:show="new" text:style-name="Internet_20_link" text:visited-style-name="Visited_20_Internet_20_Link"><text:span text:style-name="T3">Given a binary tree, how do you remove all the half nodes?</text:span></text:a></text:p>
        </text:list-item>
        <text:list-item>
          <text:p text:style-name="P33"><text:span text:style-name="T1">He asked me to implement all the standard properties of the heap that are “insert”, “removal”, “deletion” and “update” in an array.<text:line-break/></text:span><text:a xlink:type="simple" xlink:href="https://www.geeksforgeeks.org/binary-heap/" office:target-frame-name="_blank" xlink:show="new" text:style-name="Internet_20_link" text:visited-style-name="Visited_20_Internet_20_Link"><text:span text:style-name="T3">GeeksforGeeks Link</text:span></text:a></text:p>
        </text:list-item>
      </text:list>
      <text:p text:style-name="P1"><text:span text:style-name="Strong_20_Emphasis"><text:span text:style-name="T1"><text:line-break/>Round 3(Face-to-Face):</text:span></text:span><text:span text:style-name="T1"><text:line-break/>Time: 60 minutes<text:line-break/>The interviewer asked me to introduce myself, after that he asked me questions regarding OS, DBMS, and CN. we moved onto questions after that. After that, I was asked to explain one of my projects to explain in complete details and also about the problems I faced during the project. Then we moved onto qs.</text:span></text:p>
      <text:list xml:id="list7700447824557823747" text:style-name="L5">
        <text:list-item>
          <text:p text:style-name="P34"><text:a xlink:type="simple" xlink:href="https://www.geeksforgeeks.org/convert-a-given-tree-to-sum-tree/" text:style-name="Internet_20_link" text:visited-style-name="Visited_20_Internet_20_Link"><text:span text:style-name="T3">Convert a given tree to its Sum Tree</text:span></text:a><text:span text:style-name="T1">.</text:span></text:p>
        </text:list-item>
        <text:list-item>
          <text:p text:style-name="P34"><text:a xlink:type="simple" xlink:href="https://www.geeksforgeeks.org/convert-an-arbitrary-binary-tree-to-a-tree-that-holds-children-sum-property/" text:style-name="Internet_20_link" text:visited-style-name="Visited_20_Internet_20_Link"><text:span text:style-name="T3">Convert an arbitrary Binary Tree to a tree that holds Children Sum Property</text:span></text:a></text:p>
        </text:list-item>
        <text:list-item>
          <text:p text:style-name="P34"><text:a xlink:type="simple" xlink:href="https://www.geeksforgeeks.org/reverse-a-list-in-groups-of-given-size/" text:style-name="Internet_20_link" text:visited-style-name="Visited_20_Internet_20_Link"><text:span text:style-name="T3">Reverse a Linked List in groups of given size</text:span></text:a></text:p>
        </text:list-item>
        <text:list-item>
          <text:p text:style-name="P24">What is the time complexity of binary search, prove it mathematically.</text:p>
        </text:list-item>
      </text:list>
      <text:p text:style-name="P1"><text:span text:style-name="T1">All the students who qualified the round were taken for a semester long internship. Some of us were given a chance to convert our semester long intern to a full-time job through another round.<text:line-break/></text:span><text:span text:style-name="Strong_20_Emphasis"><text:span text:style-name="T1"><text:line-break/>Round 4(Online round/telephonic):</text:span></text:span><text:span text:style-name="T1"><text:line-break/>Time: 60 minutes<text:line-break/></text:span><text:soft-page-break/><text:span text:style-name="T1">This round mainly focused on my projects and my team work skills, we discussed my projects for around 45 minutes, after that, we moved to some simple algorithmic question which looked like a formality. I was supposed to code it on collab-edit (online interview platform).<text:line-break/>question was – </text:span><text:a xlink:type="simple" xlink:href="https://www.geeksforgeeks.org/length-of-the-longest-substring-without-repeating-characters/" text:style-name="Internet_20_link" text:visited-style-name="Visited_20_Internet_20_Link"><text:span text:style-name="T3">Length of the longest substring without repeating characters</text:span></text:a><text:span text:style-name="T1">.</text:span></text:p>
      <text:p text:style-name="P8">verdict – selected <draw:frame draw:style-name="fr1" draw:name="Image2" text:anchor-type="as-char" svg:width="1.032cm" svg:height="1.032cm" draw:z-index="1"><draw:image xlink:href="Pictures/1000020D0000041400000414121E3850E2799579.svg" xlink:type="simple" xlink:show="embed" xlink:actuate="onLoad"/><draw:image xlink:href="Pictures/100002010000002700000027712C79BE9EEF016F.png" xlink:type="simple" xlink:show="embed" xlink:actuate="onLoad"/><svg:title>?</svg:title></draw:frame></text:p>
      <text:p text:style-name="P1"><text:span text:style-name="Strong_20_Emphasis"><text:span text:style-name="T1">A Tip</text:span></text:span><text:span text:style-name="T1"> – Don’t take CS fundamentals for granted, although coding is important, you should also be thorough about OS, DBMS, OOP, and CN.</text:span></text:p>
      <text:p text:style-name="P8">PS: I have attached the link of all the question in the article. If you don’t get anything, you can always ping me. Happy coding and Godspeed.</text:p>
      <text:h text:style-name="P11" text:outline-level="1">Amazon Interview Experience | Set 403 (On Campus for Full Time)</text:h>
      <text:p text:style-name="P1"><text:span text:style-name="Strong_20_Emphasis"><text:span text:style-name="T1">Codding round (90 min):</text:span></text:span><text:span text:style-name="T1"><text:line-break/>20 objectives from DS, OS, DBMS, Networking and 2 coding questions:</text:span></text:p>
      <text:list xml:id="list5168796876857456342" text:style-name="L6">
        <text:list-item>
          <text:p text:style-name="P35"><text:a xlink:type="simple" xlink:href="https://www.hackerrank.com/contests/dakshonline/challenges/yule-ball" office:target-frame-name="_blank" xlink:show="new" text:style-name="Internet_20_link" text:visited-style-name="Visited_20_Internet_20_Link"><text:span text:style-name="T3">https://www.hackerrank.com/contests/dakshonline/challenges/yule-ball</text:span></text:a></text:p>
        </text:list-item>
        <text:list-item>
          <text:p text:style-name="P35"><text:a xlink:type="simple" xlink:href="https://www.hackerearth.com/practice/data-structures/arrays/1-d/practice-problems/algorithm/i-demand-trial-by-combat-13/" office:target-frame-name="_blank" xlink:show="new" text:style-name="Internet_20_link" text:visited-style-name="Visited_20_Internet_20_Link"><text:span text:style-name="T3">https://www.hackerearth.com/practice/data-structures/arrays/1-d/practice-problems/algorithm/i-demand-trial-by-combat-13/</text:span></text:a></text:p>
        </text:list-item>
      </text:list>
      <text:p text:style-name="P1"><text:span text:style-name="Strong_20_Emphasis"><text:span text:style-name="T1">ROUND I:</text:span></text:span></text:p>
      <text:list xml:id="list3279706288491485783" text:style-name="L7">
        <text:list-item>
          <text:p text:style-name="P36"><text:span text:style-name="T1">Given a binary string (e.g. 01, 101, 011), in each iteration 0 becomes 01 and 1 becomes 10, find kth character in the string after nth iteration. </text:span><text:span text:style-name="T3">GeeksforGeeks Link</text:span><text:span text:style-name="T1"><text:line-break/>  simple approach, time complexity, express time complexity in terms of n only<text:line-break/>  efficient approach, explanation, time complexity</text:span></text:p>
        </text:list-item>
        <text:list-item>
          <text:p text:style-name="P36"><text:span text:style-name="T1">Given n ropes of different lengths, connect them into one rope. cost to connect two ropes is equal to sum of their lengths. connect the ropes in minimum cost :<text:line-break/>  </text:span><text:a xlink:type="simple" xlink:href="https://practice.geeksforgeeks.org/problems/minimum-cost-of-ropes/0" office:target-frame-name="_blank" xlink:show="new" text:style-name="Internet_20_link" text:visited-style-name="Visited_20_Internet_20_Link"><text:span text:style-name="T3">GeeksforGeeks Link</text:span></text:a></text:p>
        </text:list-item>
        <text:list-item>
          <text:p text:style-name="P25">When and why merge sort is preferred over quicksort – time/space complexity</text:p>
        </text:list-item>
      </text:list>
      <text:p text:style-name="P1"><text:span text:style-name="Strong_20_Emphasis"><text:span text:style-name="T1">ROUND II:</text:span></text:span></text:p>
      <text:list xml:id="list8999689090133403927" text:style-name="L8">
        <text:list-item>
          <text:p text:style-name="P26"><text:soft-page-break/>Project discussion</text:p>
        </text:list-item>
        <text:list-item>
          <text:p text:style-name="P26">Make binary tree symmetric – which all cases are possible, which traversal is used and why</text:p>
        </text:list-item>
        <text:list-item>
          <text:p text:style-name="P26">Make half of the linked list reverse (iterative, recursive) and some questions from linked list</text:p>
        </text:list-item>
        <text:list-item>
          <text:p text:style-name="P26">Recursion, data structure that is used in recursion</text:p>
        </text:list-item>
        <text:list-item>
          <text:p text:style-name="P26">C++ string, overloading of + operator in string class</text:p>
        </text:list-item>
      </text:list>
      <text:p text:style-name="P1"><text:span text:style-name="Strong_20_Emphasis"><text:span text:style-name="T1">ROUND III:</text:span></text:span></text:p>
      <text:list xml:id="list4799339967912912961" text:style-name="L9">
        <text:list-item>
          <text:p text:style-name="P37"><text:span text:style-name="T1">Design a data structure to show most frequently purchased item to a customer, show items that are frequently purchased in a given time span </text:span><text:a xlink:type="simple" xlink:href="https://www.geeksforgeeks.org/the-stock-span-problem/" office:target-frame-name="_blank" xlink:show="new" text:style-name="Internet_20_link" text:visited-style-name="Visited_20_Internet_20_Link"><text:span text:style-name="T3">GeeksforGeeks Link</text:span></text:a></text:p>
        </text:list-item>
        <text:list-item>
          <text:p text:style-name="P27">Priority_queue, map/unordered_map, sliding window concept</text:p>
          <text:list>
            <text:list-item>
              <text:p text:style-name="P44"><text:a xlink:type="simple" xlink:href="https://www.geeksforgeeks.org/priority-queue-set-1-introduction/" office:target-frame-name="_blank" xlink:show="new" text:style-name="Internet_20_link" text:visited-style-name="Visited_20_Internet_20_Link"><text:span text:style-name="T3">Priority Queue</text:span></text:a></text:p>
            </text:list-item>
            <text:list-item>
              <text:p text:style-name="P44"><text:a xlink:type="simple" xlink:href="https://www.geeksforgeeks.org/window-sliding-technique/" office:target-frame-name="_blank" xlink:show="new" text:style-name="Internet_20_link" text:visited-style-name="Visited_20_Internet_20_Link"><text:span text:style-name="T3">Sliding Window Technique</text:span></text:a></text:p>
            </text:list-item>
            <text:list-item>
              <text:p text:style-name="P44"><text:a xlink:type="simple" xlink:href="https://www.geeksforgeeks.org/unordered_map-in-cpp-stl/" office:target-frame-name="_blank" xlink:show="new" text:style-name="Internet_20_link" text:visited-style-name="Visited_20_Internet_20_Link"><text:span text:style-name="T3">Unordered Map</text:span></text:a></text:p>
            </text:list-item>
          </text:list>
        </text:list-item>
        <text:list-item>
          <text:p text:style-name="P37"><text:span text:style-name="T1">Search a given word in a dictionary (approach, time complexity, cost of insertion/deletion of new word in different data structures) </text:span><text:a xlink:type="simple" xlink:href="https://www.geeksforgeeks.org/word-break-problem-dp-32/" office:target-frame-name="_blank" xlink:show="new" text:style-name="Internet_20_link" text:visited-style-name="Visited_20_Internet_20_Link"><text:span text:style-name="T3">GeeksforGeeks Link</text:span></text:a></text:p>
        </text:list-item>
        <text:list-item>
          <text:p text:style-name="P27">Binary search tree, AVL tree (Rotation, Insertion, Deletion), Trie data structure</text:p>
          <text:list>
            <text:list-item>
              <text:p text:style-name="P44"><text:a xlink:type="simple" xlink:href="https://www.geeksforgeeks.org/binary-search-tree-data-structure/" office:target-frame-name="_blank" xlink:show="new" text:style-name="Internet_20_link" text:visited-style-name="Visited_20_Internet_20_Link"><text:span text:style-name="T3">BST</text:span></text:a></text:p>
            </text:list-item>
            <text:list-item>
              <text:p text:style-name="P44"><text:a xlink:type="simple" xlink:href="https://www.geeksforgeeks.org/avl-tree-set-1-insertion/" office:target-frame-name="_blank" xlink:show="new" text:style-name="Internet_20_link" text:visited-style-name="Visited_20_Internet_20_Link"><text:span text:style-name="T3">Avl tree (Insertion)</text:span></text:a></text:p>
            </text:list-item>
            <text:list-item>
              <text:p text:style-name="P44"><text:a xlink:type="simple" xlink:href="https://www.geeksforgeeks.org/avl-tree-set-2-deletion/" office:target-frame-name="_blank" xlink:show="new" text:style-name="Internet_20_link" text:visited-style-name="Visited_20_Internet_20_Link"><text:span text:style-name="T3">Avl tree (deletion)</text:span></text:a></text:p>
            </text:list-item>
            <text:list-item>
              <text:p text:style-name="P44"><text:a xlink:type="simple" xlink:href="https://www.geeksforgeeks.org/trie-insert-and-search/" office:target-frame-name="_blank" xlink:show="new" text:style-name="Internet_20_link" text:visited-style-name="Visited_20_Internet_20_Link"><text:span text:style-name="T3">Trie</text:span></text:a></text:p>
            </text:list-item>
          </text:list>
        </text:list-item>
        <text:list-item>
          <text:p text:style-name="P37"><text:span text:style-name="T1">Search a pattern in given string (Simple approach &amp; Using KMP algorithm), handle all the cases </text:span><text:a xlink:type="simple" xlink:href="https://www.geeksforgeeks.org/kmp-algorithm-for-pattern-searching/" office:target-frame-name="_blank" xlink:show="new" text:style-name="Internet_20_link" text:visited-style-name="Visited_20_Internet_20_Link"><text:span text:style-name="T3">GeeksforGeeks Link</text:span></text:a></text:p>
        </text:list-item>
        <text:list-item>
          <text:p text:style-name="P27">LRU Cache Implementation</text:p>
        </text:list-item>
      </text:list>
      <text:p text:style-name="P1"><text:span text:style-name="Strong_20_Emphasis"><text:span text:style-name="T1">ROUND IV:</text:span></text:span></text:p>
      <text:p text:style-name="P15"/>
      <text:list xml:id="list6271854521361934413" text:style-name="L10">
        <text:list-item>
          <text:p text:style-name="P28">Introduce Yourself</text:p>
        </text:list-item>
        <text:list-item>
          <text:p text:style-name="P28">Project discussion</text:p>
        </text:list-item>
        <text:list-item>
          <text:p text:style-name="P38"><text:span text:style-name="T1">Convert a given Integer to its corresponding Roman numeral </text:span><text:a xlink:type="simple" xlink:href="https://www.geeksforgeeks.org/converting-decimal-number-lying-between-1-to-3999-to-roman-numerals/" office:target-frame-name="_blank" xlink:show="new" text:style-name="Internet_20_link" text:visited-style-name="Visited_20_Internet_20_Link"><text:span text:style-name="T3">GeeksforGeeks Link</text:span></text:a></text:p>
        </text:list-item>
        <text:list-item>
          <text:p text:style-name="P38"><text:soft-page-break/><text:span text:style-name="T1">Hamiltonian cycle &amp; few graph questions (Cycle in directed/undirected graph) </text:span><text:a xlink:type="simple" xlink:href="https://www.geeksforgeeks.org/hamiltonian-cycle-backtracking-6/" office:target-frame-name="_blank" xlink:show="new" text:style-name="Internet_20_link" text:visited-style-name="Visited_20_Internet_20_Link"><text:span text:style-name="T3">GeeksforGeeks Link</text:span></text:a></text:p>
        </text:list-item>
      </text:list>
      <text:p text:style-name="P8">In between they asked some questions from OS, DBMS, Networking:<text:line-break/>  – Belady’s Anomaly, Context Switching, Conflict Serializability, Functions of some OSI-layers etc..</text:p>
      <text:p text:style-name="P1"><text:span text:style-name="T1">This article is contributed by </text:span><text:span text:style-name="Strong_20_Emphasis"><text:span text:style-name="T1">Abhinav</text:span></text:span><text:span text:style-name="T1">. If you like GeeksforGeeks and would like to contribute, you can also write an article using </text:span><text:a xlink:type="simple" xlink:href="http://www.contribute.geeksforgeeks.org/" text:style-name="Internet_20_link" text:visited-style-name="Visited_20_Internet_20_Link"><text:span text:style-name="T3">contribute.geeksforgeeks.org</text:span></text:a><text:span text:style-name="T1"> or mail your article to contribute@geeksforgeeks.org. See your article appearing on the GeeksforGeeks main page and help other Geeks.</text:span></text:p>
      <text:p text:style-name="P8">Please write comments if you find anything incorrect, or you want to share more information about the topic discussed above.</text:p>
      <text:h text:style-name="P11" text:outline-level="1">Amazon Interview Experience | Set 388 (On -Campus for Full Time)</text:h>
      <text:p text:style-name="P1"><text:span text:style-name="Strong_20_Emphasis"><text:span text:style-name="T1">Round 1: Online coding test</text:span></text:span><text:span text:style-name="T1"> – 90 minutes (HackerEarth)</text:span></text:p>
      <text:p text:style-name="P8">It had 2 coding questions and 20 MCQs.</text:p>
      <text:list xml:id="list3352821339267366312" text:style-name="L11">
        <text:list-item>
          <text:p text:style-name="P39"><text:span text:style-name="T1">Knapsack variation(you can choose an item any number of times) </text:span><text:a xlink:type="simple" xlink:href="https://www.geeksforgeeks.org/unbounded-knapsack-repetition-items-allowed/" office:target-frame-name="_blank" xlink:show="new" text:style-name="Internet_20_link" text:visited-style-name="Visited_20_Internet_20_Link"><text:span text:style-name="T3">GeeksforGeeks Link</text:span></text:a></text:p>
        </text:list-item>
        <text:list-item>
          <text:p text:style-name="P29">Given a 2D array consisting of 0’s, 1’s and 2’s. 1 denotes a fresh apple, 2 denotes a rotten apple and 0 denotes absence of an apple at that position.<text:line-break/>Each rotten apple takes 1 day to make it’s neighbors (8, given a fresh apple is already there) rotten as well. Calculate the number of days when all the apples will be rotten. If not, then print the number of apples which will never get rotten.</text:p>
        </text:list-item>
      </text:list>
      <text:p text:style-name="P8">MCQs included some output based questions in C (5), time complexity (2), data structues (10), OS(2), Java based output question(1) etc.</text:p>
      <text:p text:style-name="P1"><text:span text:style-name="Strong_20_Emphasis"><text:span text:style-name="T1">Round 2 (F2F1)</text:span></text:span><text:span text:style-name="T1"><text:line-break/>The interviewer was very chilled and asked me to introduce myself, then he asked me to explain any of my projects. He then asked me two questions:</text:span></text:p>
      <text:list xml:id="list3073019120623914518" text:style-name="L12">
        <text:list-item>
          <text:p text:style-name="P40"><text:span text:style-name="T1">Given a special binary tree, find the height of the tree.<text:line-break/>Speciality: each leaf is connnected to the next leaf(left to right) in a circular </text:span><text:soft-page-break/><text:span text:style-name="T1">doubly linkedlist fashion.<text:line-break/>fashion. Let’s say the 2 consequtive leaves are A and B, so, A-&gt;right = B and B-&gt;left = A. The leftmost leaf’s left points to the right<text:line-break/>most leaf and the right most leaf’s right points to the left most leaf.<text:line-break/>Expected time complexity = O(n), space complexity = O(1).<text:line-break/></text:span><text:a xlink:type="simple" xlink:href="https://www.geeksforgeeks.org/find-height-of-a-special-binary-tree-whose-leaf-nodes-are-connected/" office:target-frame-name="_blank" xlink:show="new" text:style-name="Internet_20_link" text:visited-style-name="Visited_20_Internet_20_Link"><text:span text:style-name="T3">GeeksforGeeks Link</text:span></text:a></text:p>
        </text:list-item>
        <text:list-item>
          <text:p text:style-name="P40"><text:a xlink:type="simple" xlink:href="https://www.geeksforgeeks.org/find-zeroes-to-be-flipped-so-that-number-of-consecutive-1s-is-maximized/" text:style-name="Internet_20_link" text:visited-style-name="Visited_20_Internet_20_Link"><text:span text:style-name="T3">Flip maximum k bits to find the maximize the number of consecutive 1’s in a binary array</text:span></text:a><text:span text:style-name="T1">.<text:line-break/>Expected time complexity = O(n), space complexity = O(1).</text:span></text:p>
        </text:list-item>
      </text:list>
      <text:p text:style-name="P1"><text:span text:style-name="Strong_20_Emphasis"><text:span text:style-name="T1">Round 2 (F2F2)</text:span></text:span><text:span text:style-name="T1"><text:line-break/>He started with an description of my projects and then he asked me several questions, majorly:</text:span></text:p>
      <text:p text:style-name="P15"/>
      <text:list xml:id="list858722919173356945" text:style-name="L13">
        <text:list-item>
          <text:p text:style-name="P41"><text:span text:style-name="T1">Next permutation of a given string(can contain duplicates). (Write complete code including swap, reverse etc).<text:line-break/></text:span><text:a xlink:type="simple" xlink:href="https://www.geeksforgeeks.org/print-all-permutations-of-a-string-with-duplicates-allowed-in-input-string/" office:target-frame-name="_blank" xlink:show="new" text:style-name="Internet_20_link" text:visited-style-name="Visited_20_Internet_20_Link"><text:span text:style-name="T3">GeeksforGeeks Link</text:span></text:a></text:p>
        </text:list-item>
        <text:list-item>
          <text:p text:style-name="P41"><text:span text:style-name="T1">Find the mirror the a tree in which each node can have any number of children. (Write complete code)<text:line-break/></text:span><text:a xlink:type="simple" xlink:href="https://www.geeksforgeeks.org/mirror-of-n-ary-tree/" office:target-frame-name="_blank" xlink:show="new" text:style-name="Internet_20_link" text:visited-style-name="Visited_20_Internet_20_Link"><text:span text:style-name="T3">GeeksforGeeks Link</text:span></text:a></text:p>
        </text:list-item>
        <text:list-item>
          <text:p text:style-name="P41"><text:span text:style-name="T1">Boundary order traversal.<text:line-break/></text:span><text:a xlink:type="simple" xlink:href="https://www.geeksforgeeks.org/boundary-traversal-of-binary-tree/" office:target-frame-name="_blank" xlink:show="new" text:style-name="Internet_20_link" text:visited-style-name="Visited_20_Internet_20_Link"><text:span text:style-name="T3">GeeksforGeeks Link</text:span></text:a></text:p>
        </text:list-item>
        <text:list-item>
          <text:p text:style-name="P41"><text:span text:style-name="T1">Check if the given 2 nodes are cousins or not.<text:line-break/></text:span><text:a xlink:type="simple" xlink:href="https://www.geeksforgeeks.org/check-if-two-nodes-are-cousins-in-a-binary-tree-set-2/" office:target-frame-name="_blank" xlink:show="new" text:style-name="Internet_20_link" text:visited-style-name="Visited_20_Internet_20_Link"><text:span text:style-name="T3">GeeksforGeeks Link</text:span></text:a></text:p>
        </text:list-item>
        <text:list-item>
          <text:p text:style-name="P41"><text:span text:style-name="T1">Check whether a given tree is a summation tree or not. (Any node’s value = sum of all it’s children’s value).<text:line-break/></text:span><text:a xlink:type="simple" xlink:href="https://www.geeksforgeeks.org/check-if-a-given-binary-tree-is-sumtree/" office:target-frame-name="_blank" xlink:show="new" text:style-name="Internet_20_link" text:visited-style-name="Visited_20_Internet_20_Link"><text:span text:style-name="T3">GeeksforGeeks Link</text:span></text:a></text:p>
        </text:list-item>
      </text:list>
      <text:p text:style-name="P1"><text:span text:style-name="Strong_20_Emphasis"><text:span text:style-name="T1">Round 3 (F2F3)</text:span></text:span><text:span text:style-name="T1"><text:line-break/>She started with an description of my projects and then he asked me several questions, majorly:</text:span></text:p>
      <text:list xml:id="list8146315810282164601" text:style-name="L14">
        <text:list-item>
          <text:p text:style-name="P30">Difference between recursion and iteration(slightly long discussion).</text:p>
        </text:list-item>
        <text:list-item>
          <text:p text:style-name="P42"><text:span text:style-name="T1">Difference between array, linkedlist and trees.<text:line-break/></text:span><text:a xlink:type="simple" xlink:href="https://www.geeksforgeeks.org/linked-list-vs-array/" office:target-frame-name="_blank" xlink:show="new" text:style-name="Internet_20_link" text:visited-style-name="Visited_20_Internet_20_Link"><text:span text:style-name="T3">GeeksforGeeks Link</text:span></text:a></text:p>
        </text:list-item>
        <text:list-item>
          <text:p text:style-name="P30">Discussion on all O(n logn) sorting algorithms.</text:p>
        </text:list-item>
        <text:list-item>
          <text:p text:style-name="P42"><text:soft-page-break/><text:span text:style-name="T1">Sort an array consisting of 0, 1, and 2’s only in one pass.<text:line-break/></text:span><text:a xlink:type="simple" xlink:href="https://www.geeksforgeeks.org/sort-an-array-of-0s-1s-and-2s/" office:target-frame-name="_blank" xlink:show="new" text:style-name="Internet_20_link" text:visited-style-name="Visited_20_Internet_20_Link"><text:span text:style-name="T3">GeeksforGeeks Link</text:span></text:a></text:p>
        </text:list-item>
        <text:list-item>
          <text:p text:style-name="P42"><text:span text:style-name="T1">Given 2 arrays which denote the elements to be inserted in two separate binary search trees. Find wheather the two binary search<text:line-break/>trees will be same or not, without actually constructing the tree.<text:line-break/></text:span><text:a xlink:type="simple" xlink:href="https://www.geeksforgeeks.org/check-for-identical-bsts-without-building-the-trees/" office:target-frame-name="_blank" xlink:show="new" text:style-name="Internet_20_link" text:visited-style-name="Visited_20_Internet_20_Link"><text:span text:style-name="T3">GeeksforGeeks Link</text:span></text:a></text:p>
          <text:p text:style-name="P22"><text:s text:c="8"/><text:span text:style-name="T8">Eg: 2 3 1</text:span></text:p>
          <text:p text:style-name="P22"><text:s text:c="12"/><text:span text:style-name="T8">2 1 3</text:span></text:p>
          <text:p text:style-name="P22"><text:s text:c="12"/><text:span text:style-name="T8">Ans = Yes.</text:span></text:p>
          <text:p text:style-name="P22"><text:s text:c="8"/><text:span text:style-name="T8">Eg. 1 2 3</text:span></text:p>
          <text:p text:style-name="P22"><text:s text:c="12"/><text:span text:style-name="T8">3 2 1</text:span></text:p>
          <text:p text:style-name="P22"><text:s text:c="12"/><text:span text:style-name="T8">Ans = No. </text:span></text:p>
        </text:list-item>
        <text:list-item>
          <text:p text:style-name="P30">Normal forms in DBMS.</text:p>
        </text:list-item>
        <text:list-item>
          <text:p text:style-name="P30">Difference between threads and processes. Also, between multi threading and multi processing.</text:p>
        </text:list-item>
        <text:list-item>
          <text:p text:style-name="P42"><text:span text:style-name="T1">Return a random node from a given binary search tree and also find the k’th smallest value in the tree(can change the structure)<text:line-break/></text:span><text:a xlink:type="simple" xlink:href="https://www.geeksforgeeks.org/find-k-th-smallest-element-in-bst-order-statistics-in-bst/" office:target-frame-name="_blank" xlink:show="new" text:style-name="Internet_20_link" text:visited-style-name="Visited_20_Internet_20_Link"><text:span text:style-name="T3">GeeksforGeeks Link</text:span></text:a></text:p>
        </text:list-item>
        <text:list-item>
          <text:p text:style-name="P42"><text:span text:style-name="T1">Spiral order traversal in a square matrix.<text:line-break/></text:span><text:a xlink:type="simple" xlink:href="https://www.geeksforgeeks.org/print-a-given-matrix-in-spiral-form/" office:target-frame-name="_blank" xlink:show="new" text:style-name="Internet_20_link" text:visited-style-name="Visited_20_Internet_20_Link"><text:span text:style-name="T3">GeeksforGeeks Link</text:span></text:a></text:p>
        </text:list-item>
        <text:list-item>
          <text:p text:style-name="P42"><text:span text:style-name="T1">Find an element in a sorted, rotated array. Expected time complexity = O(log n).<text:line-break/></text:span><text:a xlink:type="simple" xlink:href="https://www.geeksforgeeks.org/search-an-element-in-a-sorted-and-pivoted-array/" office:target-frame-name="_blank" xlink:show="new" text:style-name="Internet_20_link" text:visited-style-name="Visited_20_Internet_20_Link"><text:span text:style-name="T3">GeeksforGeeks Link</text:span></text:a></text:p>
        </text:list-item>
      </text:list>
      <text:p text:style-name="P1"><text:span text:style-name="Strong_20_Emphasis"><text:span text:style-name="T1">Round 4 (Telephonic + screen share)</text:span></text:span><text:span text:style-name="T1"><text:line-break/>He also started with an description of my projects. Then he just asked one question.</text:span></text:p>
      <text:list xml:id="list2730193264278076245" text:style-name="L15">
        <text:list-item>
          <text:p text:style-name="P43"><text:span text:style-name="T1">Given an array, find the number of inversions in the array.</text:span><text:a xlink:type="simple" xlink:href="https://www.geeksforgeeks.org/counting-inversions/" office:target-frame-name="_blank" xlink:show="new" text:style-name="Internet_20_link" text:visited-style-name="Visited_20_Internet_20_Link"><text:span text:style-name="T3">GeeksforGeeks Link</text:span></text:a></text:p>
        </text:list-item>
      </text:list>
      <text:p text:style-name="P8">The call quality and the internet connection was poor. I wasn’t able to explain my solution(recurive) on the phone call.<text:line-break/>Then I wrote the code on the shared sreen. He asked me to dry run it on a case. <text:soft-page-break/>Just when I was about to dry run I encountered<text:line-break/>a 502 Bad Gateway error. Nevertheless, he could still see my code and asked me questions on some of the things<text:line-break/>in my code like the use of “and” instead of “&amp;&amp;” and declaration of array like int temp[n] and not using malloc<text:line-break/>(Specifically: why malloc, if you can declare any array like this?). Later, I could not hear him properly so he decided<text:line-break/>to end the interview here itself.</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2" text:outline-level="1"><text:soft-page-break/>Amazon Interview Experience | Set 245 (For 2.5 Years Experienced)</text:h>
      <text:p text:style-name="P1"><text:span text:style-name="Strong_20_Emphasis"><text:span text:style-name="T1">Round 1:</text:span></text:span><text:span text:style-name="T1"><text:line-break/>Q-1 Given an array os 0s and 1s, and another input m, I was supposed to tell the longest continuous streak of 1s after flipping m 0s to 1s. E.g., Array is {1,1,0,0,1,1,1,0,1,1} m = 1 (which means I can flip ‘m’ one 0 to 1)<text:line-break/>Answer: 6 (if we flip 0 at index 7, we get the longest continuous streak of 1s having length 6)</text:span></text:p>
      <text:p text:style-name="P8">Q-2 Given N ropes of lengths L1, L2, L3, L4, …, LN. I had to join every rope to get a final rope of length L1 + L2 + … + LN.<text:line-break/>However, I can join only two ropes at a time and the cost of joining the two ropes is L1 + L2. I was supposed to join ropes in such a way that the cost is minimum.</text:p>
      <text:p text:style-name="P1"><text:span text:style-name="Strong_20_Emphasis"><text:span text:style-name="T1">Round 2:</text:span></text:span><text:span text:style-name="T1"><text:line-break/>Q-3 Given a BST, I needed to serialize it and deserialize it. This essentially boiled down to generating the “traversal” string and getting the BST back from the traversal.</text:span></text:p>
      <text:p text:style-name="P8">Q-4 There are two linked lists. Both linked lists have a single-digit number in their nodes. I needed to<text:line-break/>treat this linked lists as a numbers and add them up and store the digits in a new linked list.<text:line-break/>E.g., head -&gt; 5 -&gt; 6 -&gt; 7-&gt; 9<text:line-break/>head -&gt; 2-&gt; 1 -&gt; 1<text:line-break/>Resultant linked list: head-&gt; 5 -&gt; 8-&gt; 9-&gt; 0 (5679 + 211 = 5890)</text:p>
      <text:p text:style-name="P1"><text:span text:style-name="Strong_20_Emphasis"><text:span text:style-name="T1">Round 3: Hiring Manager round</text:span></text:span><text:span text:style-name="T1"><text:line-break/>Q-5 Project discussion in detail. Most challenging problem, how did you solve it, had any disagreement with manager, how did you fix it etc.<text:line-break/>Q-6 Given an array {2, 4, 6, 0, 1, 8, 1}, where each element represents the </text:span><text:soft-page-break/><text:span text:style-name="T1">height of tower located at its index. I was supposed to tell how much maximum water can accumulate in this “valley” once it rains.</text:span></text:p>
      <text:p text:style-name="P15"/>
      <text:p text:style-name="P1"><text:span text:style-name="Strong_20_Emphasis"><text:span text:style-name="T1">Round 4:</text:span></text:span><text:span text:style-name="T1"><text:line-break/>Q-7 Given the encoding rule:<text:line-break/>A -&gt; 0<text:line-break/>B -&gt; 1<text:line-break/>C -&gt; 2<text:line-break/>…<text:line-break/>K -&gt; 10<text:line-break/>…<text:line-break/>Z -&gt; 25<text:line-break/>I was supposed to get the number of original strings possible given an encoded input.<text:line-break/>E.g., Given input 10, two possible original strings are possible BA and K, the answer is 2.</text:span></text:p>
      <text:p text:style-name="P8">Q-8 Given two trees, find out if the second tree is a “subtree” of the first one.</text:p>
      <text:p text:style-name="P10">E.g., Tree 1</text:p>
      <text:p text:style-name="P19"><text:s text:c="9"/><text:span text:style-name="T8">A</text:span></text:p>
      <text:p text:style-name="P19"><text:s text:c="7"/><text:span text:style-name="T8">/ <text:s text:c="2"/>\</text:span></text:p>
      <text:p text:style-name="P19"><text:s text:c="6"/><text:span text:style-name="T8">B <text:s text:c="4"/>C <text:s text:c="2"/></text:span></text:p>
      <text:p text:style-name="P19"><text:s text:c="4"/><text:span text:style-name="T8">/ <text:s/>\ <text:s text:c="4"/>\</text:span></text:p>
      <text:p text:style-name="P19"><text:s text:c="3"/><text:span text:style-name="T8">D <text:s text:c="3"/>E <text:s text:c="4"/>F </text:span></text:p>
      <text:p text:style-name="P19"><text:s/><text:span text:style-name="T8">/</text:span></text:p>
      <text:p text:style-name="P20">G <text:s/></text:p>
      <text:p text:style-name="P21"/>
      <text:p text:style-name="P20">Tree 2:</text:p>
      <text:p text:style-name="P19"><text:s text:c="5"/><text:span text:style-name="T8">B</text:span></text:p>
      <text:p text:style-name="P19"><text:soft-page-break/><text:s text:c="3"/><text:span text:style-name="T8">/ <text:s text:c="2"/>\</text:span></text:p>
      <text:p text:style-name="P19"><text:s text:c="2"/><text:span text:style-name="T8">D <text:s text:c="4"/>E</text:span></text:p>
      <text:p text:style-name="P19"><text:s/><text:span text:style-name="T8">/</text:span></text:p>
      <text:p text:style-name="P20">G</text:p>
      <text:p text:style-name="P21"/>
      <text:p text:style-name="P20">Answer: Yes (B is a subtree of A)</text:p>
      <text:p text:style-name="P20">Tree 2:</text:p>
      <text:p text:style-name="P19"><text:s text:c="5"/><text:span text:style-name="T8">B</text:span></text:p>
      <text:p text:style-name="P19"><text:s text:c="3"/><text:span text:style-name="T8">/ <text:s text:c="2"/>\</text:span></text:p>
      <text:p text:style-name="P19"><text:s text:c="2"/><text:span text:style-name="T8">D <text:s text:c="4"/>E</text:span></text:p>
      <text:p text:style-name="P8">Answer: No (Tree 2 is not a subtree of Tree A)</text:p>
      <text:p text:style-name="P1"><text:span text:style-name="Strong_20_Emphasis"><text:span text:style-name="T1">Round 5: Engineering manager round</text:span></text:span><text:span text:style-name="T1"><text:line-break/>Q-8 Engineering Manager round, all behavioral, why do you want to leave the company, one challenging problem, how did you overcome it, your biggest failure etc. etc.</text:span></text:p>
      <text:p text:style-name="P8"/>
      <text:h text:style-name="P12" text:outline-level="1">Amazon Interview Experience | Set 240 (1.5 Year Experienced for SDE-1)</text:h>
      <text:p text:style-name="P3"><text:span text:style-name="T10">I</text:span> recently had interviews with Amazon. Here’s my interview experience</text:p>
      <text:p text:style-name="P2"><text:span text:style-name="T11">Coding round on Hacker rank (1 hour):</text:span><text:span text:style-name="T12"><text:line-break/>1. Find minimum number of coins that make a given value<text:line-break/>Given a value V, if we want to make change for V cents, and we have infinite supply of each of C = { C1, C2, .. , Cm} valued coins, what is the minimum number of coins to make the change?<text:line-break/></text:span><text:soft-page-break/><text:span text:style-name="T12">2. Suppose you have given two strings S1 and S2. Find out if S1 is substring of S2. If S1 is present in S2 return starting index of S1 in S2 and if not present return -1.</text:span></text:p>
      <text:p text:style-name="P1"><text:span text:style-name="T5">3. </text:span><text:a xlink:type="simple" xlink:href="https://www.geeksforgeeks.org/find-two-rectangles-overlap/" text:style-name="Internet_20_link" text:visited-style-name="Visited_20_Internet_20_Link"><text:span text:style-name="T4">https://www.geeksforgeeks.org/find-two-rectangles-overlap/</text:span></text:a></text:p>
      <text:p text:style-name="P1"><text:span text:style-name="T6">Face to Face Round 1 (Technical ~ 1 hour)<text:line-break/></text:span><text:span text:style-name="T5"><text:line-break/>1. LCA in a BST. </text:span><text:a xlink:type="simple" xlink:href="https://www.geeksforgeeks.org/lowest-common-ancestor-in-a-binary-search-tree/" text:style-name="Internet_20_link" text:visited-style-name="Visited_20_Internet_20_Link"><text:span text:style-name="T4">Lowest Common Ancestor in a Binary Search Tree …</text:span></text:a></text:p>
      <text:p text:style-name="P1"><text:span text:style-name="T5">2. Swap two nodes in a singly linked list.</text:span><text:a xlink:type="simple" xlink:href="https://www.geeksforgeeks.org/swap-nodes-in-a-linked-list-without-swapping-data/" text:style-name="Internet_20_link" text:visited-style-name="Visited_20_Internet_20_Link"><text:span text:style-name="T4">Swap nodes in a linked list without swapping data</text:span></text:a><text:span text:style-name="T7"> …</text:span></text:p>
      <text:p text:style-name="P15"/>
      <text:p text:style-name="P1"><text:span text:style-name="T5">3. Building bridges problem </text:span><text:a xlink:type="simple" xlink:href="https://www.geeksforgeeks.org/dynamic-programming-set-14-variations-of-lis/" text:style-name="Internet_20_link" text:visited-style-name="Visited_20_Internet_20_Link"><text:span text:style-name="T4">Dynamic Programming | Set 21 (Variations of LIS …</text:span></text:a><text:span text:style-name="T1">       </text:span><text:a xlink:type="simple" xlink:href="http://stackoverflow.com/questions/7288585/building-bridges-problem-how-to-apply-longest-increasing-subsequence" text:style-name="Internet_20_link" text:visited-style-name="Visited_20_Internet_20_Link"><text:span text:style-name="T4">algorithm – Building bridges problem – how to apply longest …</text:span></text:a></text:p>
      <text:p text:style-name="P1"><text:span text:style-name="T5">4. </text:span><text:a xlink:type="simple" xlink:href="https://www.geeksforgeeks.org/design-and-implement-special-stack-data-structure/" text:style-name="Internet_20_link" text:visited-style-name="Visited_20_Internet_20_Link"><text:span text:style-name="T4">Implement a data structure with push() , pop() , find minimum element in O(1)</text:span></text:a><text:span text:style-name="T5">.      </text:span><text:a xlink:type="simple" xlink:href="https://www.geeksforgeeks.org/design-and-implement-special-stack-data-structure/" text:style-name="Internet_20_link" text:visited-style-name="Visited_20_Internet_20_Link"><text:span text:style-name="T4">Design and Implement Special Stack Data Structure | Added …</text:span></text:a><text:span text:style-name="T1">                      </text:span><text:span text:style-name="T5">( For each question they asked me to write the code and also tell all test cases.)</text:span></text:p>
      <text:p text:style-name="P4">Face to Face Round 2 (Technical ~ 45 mins)</text:p>
      <text:p text:style-name="P1"><text:span text:style-name="T5">1. Find the number of islands.</text:span><text:a xlink:type="simple" xlink:href="https://www.geeksforgeeks.org/find-number-of-islands/" text:style-name="Internet_20_link" text:visited-style-name="Visited_20_Internet_20_Link"><text:span text:style-name="T4">Find the number of islands – GeeksforGeeks</text:span></text:a></text:p>
      <text:p text:style-name="P1"><text:span text:style-name="T5">2. </text:span><text:a xlink:type="simple" xlink:href="https://www.geeksforgeeks.org/number-of-paths-with-exactly-k-coins/" text:style-name="Internet_20_link" text:visited-style-name="Visited_20_Internet_20_Link"><text:span text:style-name="T4">Calculate how many paths exist from top left to bottom right corner of matrix with cost = k.</text:span></text:a><text:span text:style-name="T5"> </text:span><text:a xlink:type="simple" xlink:href="https://www.geeksforgeeks.org/number-of-paths-with-exactly-k-coins/" text:style-name="Internet_20_link" text:visited-style-name="Visited_20_Internet_20_Link"><text:span text:style-name="T4">Number of paths with exactly k coins – GeeksforGeeks</text:span></text:a><text:span text:style-name="T1">               </text:span><text:span text:style-name="T5">(For each question they asked me to write the code and also tell all test cases.)</text:span></text:p>
      <text:p text:style-name="P4">Face to Face Round 3 with Hiring Manager (Technical ~ 1hour)</text:p>
      <text:p text:style-name="P3">1. Tell me about yourself.</text:p>
      <text:p text:style-name="P1"><text:span text:style-name="T5">2. Given 4 digits , find the sum of all the 4-digit numbers that can be formed using these 4 digits.</text:span><text:a xlink:type="simple" xlink:href="http://www.algebra.com/algebra/homework/Permutations/Permutations.faq.question.389512.html" text:style-name="Internet_20_link" text:visited-style-name="Visited_20_Internet_20_Link"><text:span text:style-name="T4">SOLUTION: Find the sum of all four digit numbers that can …</text:span></text:a></text:p>
      <text:p text:style-name="P1"><text:soft-page-break/><text:span text:style-name="T5">3. Merge two balanced BST’s.</text:span><text:a xlink:type="simple" xlink:href="https://www.geeksforgeeks.org/merge-two-bsts-with-limited-extra-space/" text:style-name="Internet_20_link" text:visited-style-name="Visited_20_Internet_20_Link"><text:span text:style-name="T4">Merge two BSTs with limited extra space – GeeksforGeeks</text:span></text:a><text:span text:style-name="T1">  </text:span><text:span text:style-name="T5">(For each question , code and a dry run was expected)</text:span></text:p>
      <text:p text:style-name="P3">4. Tell me a situation when your manager disagreed with you.</text:p>
      <text:p text:style-name="P15"/>
      <text:p text:style-name="P4">Telephonic Round 4  (Technical ~45 mins) ( held after some 3-4 days )</text:p>
      <text:p text:style-name="P3">This interview will is taken by some senior guy who doesn’t belong to the team you are hired for.</text:p>
      <text:p text:style-name="P3">1. He gave his brief introduction and then asked mine. </text:p>
      <text:p text:style-name="P3">2. Why do you want to leave the current company</text:p>
      <text:p text:style-name="P3">3. Why Amazon?</text:p>
      <text:p text:style-name="P3">4. The most challenging project/thing ever done. Why it was challenging . How would u do the same project/thing again. i need to tell some improvements in previous approach/design/code.</text:p>
      <text:p text:style-name="P3">5. Tell me a situation when your manager disagreed with you / or had a different opinion</text:p>
      <text:p text:style-name="P3">6. Tell me a situation when there was a time constraint for project delivery and how you handled it.</text:p>
      <text:p text:style-name="P1"><text:span text:style-name="T5">7. Find an element in a rotated sorted array.</text:span><text:span text:style-name="T7">S</text:span><text:a xlink:type="simple" xlink:href="https://www.geeksforgeeks.org/search-an-element-in-a-sorted-and-pivoted-array/" text:style-name="Internet_20_link" text:visited-style-name="Visited_20_Internet_20_Link"><text:span text:style-name="T4">earch an element in a sorted and rotated array …</text:span></text:a><text:span text:style-name="T1"> </text:span><text:span text:style-name="T5">(The collabedit link was shared to me through the mail but it didn’t work during the interview . So the interviewer asked me to just explain the logic)</text:span></text:p>
      <text:p text:style-name="P3">Some suggestions:</text:p>
      <text:p text:style-name="P15"/>
      <text:p text:style-name="P3">1. Practice Trees , Linked lists , DP , Arrays , Strings , Stacks , Queue , Hashing , Heaps , Backtracking and basic Graph questions from gfg. The questions are asked as it is.</text:p>
      <text:p text:style-name="P3"><text:soft-page-break/>2. Don’t just look at the solutions , write the whole code on paper while practising.</text:p>
      <text:p text:style-name="P3">3. In the interview , start from the less optimized solutions and then move to more optimised solutions.</text:p>
      <text:p text:style-name="P3">4. Practice the latest 20-25 sets from the Amazon Interview sets in gfg</text:p>
      <text:p text:style-name="P3">5. Ask questions / take hints from the interviewers.They are co-operative.</text:p>
      <text:p text:style-name="P3">6. Prepare behavioural questions like why leaving , why amazon , situation against manager etc. Have answers to these questions ready .Practice speaking them to yourself before the interview, otherwise you might get nervous.</text:p>
      <text:p text:style-name="P3">A big thanks to gfg for making everything easy.</text:p>
      <text:p text:style-name="P3">All the best folks! Prepare well.</text:p>
      <text:p text:style-name="P8"/>
      <text:h text:style-name="P12" text:outline-level="1">Amazon Interview Experience | Set 246 (For SDE 2)</text:h>
      <text:p text:style-name="P8">I was recently interviewed by amazon for SDE 2 position. Here is my experience.</text:p>
      <text:p text:style-name="P1"><text:span text:style-name="Strong_20_Emphasis"><text:span text:style-name="T1">Round 1:</text:span></text:span></text:p>
      <text:p text:style-name="P8">I was asked to solve 2 questions.</text:p>
      <text:p text:style-name="P8">1. Spiral printing of 2D matrix.</text:p>
      <text:p text:style-name="P8">2. Given an array of 0s and 1s . I was asked to return the index of a zero turning which will produce a longest continuous 1s.</text:p>
      <text:p text:style-name="P15"/>
      <text:p text:style-name="P8"><text:soft-page-break/>Ex 1 0 1 1 0 1 0 1 1 1 0 1. here turning the last 0 to 1 will form 5 ones. this is the longest of all.</text:p>
      <text:p text:style-name="P1"><text:span text:style-name="Strong_20_Emphasis"><text:span text:style-name="T1">Round 2:</text:span></text:span></text:p>
      <text:p text:style-name="P8">In this round I was asked to solve 4 question.</text:p>
      <text:p text:style-name="P8">1. basic implementation of stack.</text:p>
      <text:p text:style-name="P8">2. finding the middle element of a linked list</text:p>
      <text:p text:style-name="P8">3. printing the vertical sum of a tree.</text:p>
      <text:p text:style-name="P8">4. given an array of integers where the number go increasingly and at a point will start decreasing something like the following.</text:p>
      <text:p text:style-name="P8">2 3 4 5 6 7 8 6 4 3 2.</text:p>
      <text:p text:style-name="P8">we need to find the turning point of this series. in this example it is 8.</text:p>
      <text:p text:style-name="P1"><text:span text:style-name="Strong_20_Emphasis"><text:span text:style-name="T1"><text:line-break/>Round 3:</text:span></text:span></text:p>
      <text:p text:style-name="P15"/>
      <text:p text:style-name="P8">Given 2 design problems</text:p>
      <text:p text:style-name="P8">1. I was asked to design a s/w for game shop in shopping mall.<text:line-break/>Description: The game shop will distribute preloaded cards. That card needs to be used to play any game. if the card has balance the cardholder will be allowed to play the game.</text:p>
      <text:p text:style-name="P8">2. Design chessboard. I was asked to write all the classes.</text:p>
      <text:p text:style-name="P1"><text:span text:style-name="Strong_20_Emphasis"><text:span text:style-name="T1">Round 4: (hiring Manager)</text:span></text:span><text:span text:style-name="T1"><text:line-break/>Detailed discussion about project. Discussion about my current responsibilities in the current company and details around that.</text:span></text:p>
      <text:p text:style-name="P8">and lot of behavioral questions.</text:p>
      <text:p text:style-name="P1"><text:span text:style-name="Strong_20_Emphasis"><text:span text:style-name="T1">Round 5: (Bar Raiser)</text:span></text:span></text:p>
      <text:p text:style-name="P8">Detailed discussion about the interesting problems I’ve faced in my past projects. The interviewer went deeply inside the project and asked questions.</text:p>
      <text:p text:style-name="P8"><text:soft-page-break/>I was asked to solve a problem. Given a binary tree, I was asked to serialize that tree and store it as a file format and retrieve it back to the form of a binary tree.</text:p>
      <text:p text:style-name="P8">I was initially saying preorder and in-order delimited by a pipe symbol. But the interviewer asked me to go with only one traversal. I finally gave a solution using only preorder, denoting null nodes as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Helvetica Neue" svg:font-family="'Helvetica Neue',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1:44:18.724913114</meta:creation-date>
    <meta:editing-duration>PT1M22S</meta:editing-duration>
    <meta:editing-cycles>2</meta:editing-cycles>
    <meta:generator>LibreOffice/5.1.6.2$Linux_X86_64 LibreOffice_project/10m0$Build-2</meta:generator>
    <dc:date>2019-02-19T21:45:30.401884275</dc:date>
    <meta:document-statistic meta:table-count="0" meta:image-count="2" meta:object-count="0" meta:page-count="26" meta:paragraph-count="285" meta:word-count="5714" meta:character-count="31765" meta:non-whitespace-character-count="26146"/>
  </office:meta>
</office:document-meta>
</file>